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mporaryResolutionException.TemporaryResolutio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oraryResolutionException.TemporaryResolution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